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551C6A7B0D1994119.png" manifest:media-type="image/png"/>
  <manifest:file-entry manifest:full-path="Pictures/10000000000009F600000CE510FAB75E8646DF3B.png" manifest:media-type="image/png"/>
  <manifest:file-entry manifest:full-path="Pictures/10000000000009F600000CE5E855656B39A034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25cm" fo:min-width="0.225cm"/>
    </style:style>
    <style:style style:name="gr9" style:family="graphic" style:parent-style-name="standard">
      <style:graphic-properties draw:stroke="none" svg:stroke-color="#000000" draw:fill="none" draw:fill-color="#ffffff" fo:min-height="5.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3.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25cm" fo:min-width="0.449cm"/>
    </style:style>
    <style:style style:name="P1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9cm" svg:height="27.947cm" svg:x="-0.317cm" svg:y="0cm">
          <draw:image xlink:href="Pictures/10000000000009F600000CE5E855656B39A03401.png" xlink:type="simple" xlink:show="embed" xlink:actuate="onLoad" draw:mime-type="image/png">
            <text:p/>
          </draw:image>
        </draw:frame>
        <draw:frame draw:style-name="gr3" draw:text-style-name="P3" draw:layer="layout" svg:width="4.762cm" svg:height="0.635cm" svg:x="1.905cm" svg:y="2.222cm">
          <draw:text-box>
            <text:p><text:span text:style-name="T1">Fishboy</text:span></text:p>
          </draw:text-box>
        </draw:frame>
        <draw:frame draw:style-name="gr3" draw:text-style-name="P3" draw:layer="layout" svg:width="4.128cm" svg:height="0.635cm" svg:x="14.922cm" svg:y="11.43cm">
          <draw:text-box>
            <text:p><text:span text:style-name="T2">Peanut </text:span><text:span text:style-name="T2">allergy</text:span></text:p>
          </draw:text-box>
        </draw:frame>
        <draw:frame draw:style-name="gr3" draw:text-style-name="P3" draw:layer="layout" svg:width="0.636cm" svg:height="0.635cm" svg:x="12.282cm" svg:y="1.588cm">
          <draw:text-box>
            <text:p><text:span text:style-name="T3">3</text:span></text:p>
          </draw:text-box>
        </draw:frame>
        <draw:frame draw:style-name="gr3" draw:text-style-name="P3" draw:layer="layout" svg:width="1.27cm" svg:height="0.635cm" svg:x="8.255cm" svg:y="11.747cm">
          <draw:text-box>
            <text:p><text:span text:style-name="T3">1d6</text:span></text:p>
          </draw:text-box>
        </draw:frame>
        <draw:frame draw:style-name="gr4" draw:text-style-name="P3" draw:layer="layout" svg:width="0.952cm" svg:height="0.937cm" svg:x="12.065cm" svg:y="5.095cm">
          <draw:text-box>
            <text:p>30</text:p>
          </draw:text-box>
        </draw:frame>
        <draw:frame draw:style-name="gr5" draw:text-style-name="P3" draw:layer="layout" svg:width="0.635cm" svg:height="0.433cm" svg:x="1.27cm" svg:y="15.759cm">
          <draw:text-box>
            <text:p><text:span text:style-name="T4">+3</text:span></text:p>
          </draw:text-box>
        </draw:frame>
        <draw:frame draw:style-name="gr3" draw:text-style-name="P4" draw:layer="layout" svg:width="2.857cm" svg:height="0.635cm" svg:x="16.51cm" svg:y="1.587cm">
          <draw:text-box>
            <text:p><text:span text:style-name="T3">Z</text:span><text:span text:style-name="T3">ac</text:span></text:p>
          </draw:text-box>
        </draw:frame>
        <draw:frame draw:style-name="gr5" draw:text-style-name="P4" draw:layer="layout" svg:width="3.175cm" svg:height="0.433cm" svg:x="9.207cm" svg:y="1.789cm">
          <draw:text-box>
            <text:p><text:span text:style-name="T4">Ch</text:span><text:span text:style-name="T4">ao</text:span><text:span text:style-name="T4">s </text:span><text:span text:style-name="T4">So</text:span><text:span text:style-name="T4">rce</text:span><text:span text:style-name="T4">rer</text:span></text:p>
          </draw:text-box>
        </draw:frame>
        <draw:frame draw:style-name="gr3" draw:text-style-name="P4" draw:layer="layout" svg:width="2.54cm" svg:height="0.635cm" svg:x="9.207cm" svg:y="2.54cm">
          <draw:text-box>
            <text:p><text:span text:style-name="T5">D</text:span><text:span text:style-name="T5">e</text:span><text:span text:style-name="T5">m</text:span><text:span text:style-name="T5">o</text:span><text:span text:style-name="T5">n</text:span></text:p>
          </draw:text-box>
        </draw:frame>
        <draw:frame draw:style-name="gr6" draw:text-style-name="P4" draw:layer="layout" svg:width="0.635cm" svg:height="0.505cm" svg:x="1.27cm" svg:y="13.335cm">
          <draw:text-box>
            <text:p><text:span text:style-name="T6">+4</text:span></text:p>
          </draw:text-box>
        </draw:frame>
        <draw:frame draw:style-name="gr5" draw:text-style-name="P4" draw:layer="layout" svg:width="0.635cm" svg:height="0.433cm" svg:x="1.37cm" svg:y="18.299cm">
          <draw:text-box>
            <text:p><text:span text:style-name="T4">+3</text:span></text:p>
          </draw:text-box>
        </draw:frame>
        <draw:frame draw:style-name="gr7" draw:text-style-name="P4" draw:layer="layout" svg:width="0.635cm" svg:height="0.471cm" svg:x="1.587cm" svg:y="10.795cm">
          <draw:text-box>
            <text:p><text:span text:style-name="T7">+3</text:span></text:p>
          </draw:text-box>
        </draw:frame>
        <draw:frame draw:style-name="gr3" draw:text-style-name="P4" draw:layer="layout" svg:width="0.635cm" svg:height="0.635cm" svg:x="1.587cm" svg:y="5.715cm">
          <draw:text-box>
            <text:p><text:span text:style-name="T7">-2</text:span></text:p>
          </draw:text-box>
        </draw:frame>
        <draw:frame draw:style-name="gr5" draw:text-style-name="P4" draw:layer="layout" svg:width="0.635cm" svg:height="0.433cm" svg:x="1.27cm" svg:y="8.255cm">
          <draw:text-box>
            <text:p><text:span text:style-name="T4">+1</text:span></text:p>
          </draw:text-box>
        </draw:frame>
        <draw:custom-shape draw:style-name="gr8" draw:text-style-name="P5" draw:layer="layout" svg:width="0.317cm" svg:height="0.317cm" svg:x="3.175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27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35cm" svg:height="0.635cm" svg:x="3.175cm" svg:y="6.032cm">
          <draw:text-box>
            <text:p><text:span text:style-name="T1">+2</text:span></text:p>
          </draw:text-box>
        </draw:frame>
        <draw:custom-shape draw:style-name="gr8" draw:text-style-name="P5" draw:layer="layout" svg:width="0.317cm" svg:height="0.317cm" svg:x="3.175cm" svg:y="9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75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3cm" svg:height="0.937cm" svg:x="7.937cm" svg:y="5.08cm">
          <draw:text-box>
            <text:p>11</text:p>
          </draw:text-box>
        </draw:frame>
        <draw:frame draw:style-name="gr9" draw:text-style-name="P4" draw:layer="layout" svg:width="4.128cm" svg:height="5.08cm" svg:x="9.207cm" svg:y="21.272cm">
          <draw:text-box>
            <text:p><text:span text:style-name="T4">Enchanted robe</text:span></text:p>
            <text:p><text:span text:style-name="T4"/></text:p>
            <text:p><text:span text:style-name="T4">Leather Armor</text:span></text:p>
            <text:p><text:span text:style-name="T4"/></text:p>
          </draw:text-box>
        </draw:frame>
        <draw:frame draw:style-name="gr10" draw:text-style-name="P4" draw:layer="layout" svg:width="1.905cm" svg:height="0.412cm" svg:x="7.72cm" svg:y="13.87cm">
          <draw:text-box>
            <text:p><text:span text:style-name="T8">Dagger</text:span></text:p>
          </draw:text-box>
        </draw:frame>
        <draw:frame draw:style-name="gr3" draw:text-style-name="P4" draw:layer="layout" svg:width="0.635cm" svg:height="0.635cm" svg:x="1.587cm" svg:y="6.55cm">
          <draw:text-box>
            <text:p><text:span text:style-name="T5">6</text:span></text:p>
          </draw:text-box>
        </draw:frame>
        <draw:frame draw:style-name="gr7" draw:text-style-name="P4" draw:layer="layout" svg:width="0.635cm" svg:height="0.471cm" svg:x="1.487cm" svg:y="19.214cm">
          <draw:text-box>
            <text:p><text:span text:style-name="T7">17</text:span></text:p>
          </draw:text-box>
        </draw:frame>
        <draw:frame draw:style-name="gr11" draw:text-style-name="P4" draw:layer="layout" svg:width="0.635cm" svg:height="0.547cm" svg:x="1.37cm" svg:y="14.162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16.627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11.622cm">
          <draw:text-box>
            <text:p><text:span text:style-name="T5">16</text:span></text:p>
          </draw:text-box>
        </draw:frame>
        <draw:frame draw:style-name="gr11" draw:text-style-name="P4" draw:layer="layout" svg:width="0.635cm" svg:height="0.547cm" svg:x="1.47cm" svg:y="9.082cm">
          <draw:text-box>
            <text:p><text:span text:style-name="T5">1</text:span><text:span text:style-name="T5">3</text:span></text:p>
          </draw:text-box>
        </draw:frame>
        <draw:frame draw:style-name="gr12" draw:text-style-name="P4" draw:layer="layout" svg:width="0.517cm" svg:height="0.417cm" svg:x="3.61cm" svg:y="14.505cm">
          <draw:text-box>
            <text:p><text:span text:style-name="T8">+5</text:span></text:p>
          </draw:text-box>
        </draw:frame>
        <draw:frame draw:style-name="gr12" draw:text-style-name="P4" draw:layer="layout" svg:width="0.517cm" svg:height="0.417cm" svg:x="-2.065cm" svg:y="14.602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cm" svg:y="13.135cm">
          <draw:text-box>
            <text:p><text:span text:style-name="T8">+6</text:span></text:p>
          </draw:text-box>
        </draw:frame>
        <draw:frame draw:style-name="gr10" draw:text-style-name="P4" draw:layer="layout" svg:width="0.517cm" svg:height="0.412cm" svg:x="3.71cm" svg:y="12.6cm">
          <draw:text-box>
            <text:p><text:span text:style-name="T8">-2</text:span></text:p>
          </draw:text-box>
        </draw:frame>
        <draw:frame draw:style-name="gr12" draw:text-style-name="P4" draw:layer="layout" svg:width="0.517cm" svg:height="0.417cm" svg:x="3.61cm" svg:y="11.212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cm" svg:y="18.85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8.313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1.713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4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6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9.3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3.6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2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0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5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7.4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7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6.914cm">
          <draw:text-box>
            <text:p><text:span text:style-name="T8">+3</text:span></text:p>
          </draw:text-box>
        </draw:frame>
        <draw:frame draw:style-name="gr10" draw:text-style-name="P4" draw:layer="layout" svg:width="1.905cm" svg:height="0.412cm" svg:x="7.721cm" svg:y="14.67cm">
          <draw:text-box>
            <text:p><text:span text:style-name="T8">Pickaxe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6</text:span></text:p>
          </draw:text-box>
        </draw:frame>
        <draw:frame draw:style-name="gr13" draw:text-style-name="P4" draw:layer="layout" svg:width="2.019cm" svg:height="0.57cm" svg:x="11.316cm" svg:y="14.57cm">
          <draw:text-box>
            <text:p><text:span text:style-name="T8">bludgeoning</text:span></text:p>
          </draw:text-box>
        </draw:frame>
        <draw:frame draw:style-name="gr14" draw:text-style-name="P4" draw:layer="layout" svg:width="6.203cm" svg:height="13.1cm" svg:x="14.117cm" svg:y="13.57cm">
          <draw:text-box>
            <text:p><text:span text:style-name="T8">Reflect spell runes</text:span></text:p>
            <text:p><text:span text:style-name="T8"/></text:p>
          </draw:text-box>
        </draw:frame>
        <draw:frame draw:style-name="gr3" draw:text-style-name="P3" draw:layer="layout" svg:width="1.27cm" svg:height="0.635cm" svg:x="10.155cm" svg:y="6.748cm">
          <draw:text-box>
            <text:p><text:span text:style-name="T3">23</text:span></text:p>
          </draw:text-box>
        </draw:frame>
        <draw:frame draw:style-name="gr10" draw:text-style-name="P4" draw:layer="layout" svg:width="1.096cm" svg:height="0.412cm" svg:x="10.016cm" svg:y="13.87cm">
          <draw:text-box>
            <text:p><text:span text:style-name="T8">1d6</text:span></text:p>
          </draw:text-box>
        </draw:frame>
        <draw:frame draw:style-name="gr13" draw:text-style-name="P4" draw:layer="layout" svg:width="2.019cm" svg:height="0.57cm" svg:x="11.317cm" svg:y="13.87cm">
          <draw:text-box>
            <text:p><text:span text:style-name="T8">Piercing</text:span></text:p>
          </draw:text-box>
        </draw:frame>
        <draw:frame draw:style-name="gr3" draw:text-style-name="P3" draw:layer="layout" svg:width="1.27cm" svg:height="0.635cm" svg:x="7.955cm" svg:y="7.649cm">
          <draw:text-box>
            <text:p><text:span text:style-name="T3">23</text:span></text:p>
          </draw:text-box>
        </draw:frame>
        <draw:frame draw:style-name="gr13" draw:text-style-name="P4" draw:layer="layout" svg:width="2.019cm" svg:height="0.57cm" svg:x="11.317cm" svg:y="15.37cm">
          <draw:text-box>
            <text:p><text:span text:style-name="T8">bludgeoning</text:span></text:p>
          </draw:text-box>
        </draw:frame>
        <draw:frame draw:style-name="gr15" draw:text-style-name="P4" draw:layer="layout" svg:width="1.414cm" svg:height="1.645cm" svg:x="10.016cm" svg:y="15.37cm">
          <draw:text-box>
            <text:p><text:span text:style-name="T8">1d6 +DEX</text:span></text:p>
            <text:p><text:span text:style-name="T8">+PROF to hit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6</text:span></text:p>
          </draw:text-box>
        </draw:frame>
        <draw:frame draw:style-name="gr10" draw:text-style-name="P4" draw:layer="layout" svg:width="1.905cm" svg:height="0.412cm" svg:x="7.716cm" svg:y="15.37cm">
          <draw:text-box>
            <text:p><text:span text:style-name="T8">Pitchfork</text:span></text:p>
          </draw:text-box>
        </draw:frame>
        <draw:custom-shape draw:style-name="gr8" draw:text-style-name="P5" draw:layer="layout" svg:width="0.317cm" svg:height="0.317cm" svg:x="10.875cm" svg:y="1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51C6A7B0D199411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10FAB75E8646DF3B.png" xlink:type="simple" xlink:show="embed" xlink:actuate="onLoad" draw:mime-type="image/png">
            <text:p/>
          </draw:image>
        </draw:frame>
        <draw:frame draw:style-name="gr7" draw:text-style-name="P4" draw:layer="layout" svg:width="5.398cm" svg:height="0.471cm" svg:x="1.587cm" svg:y="12.065cm">
          <draw:text-box>
            <text:p><text:span text:style-name="T7">Vitality Drain</text:span></text:p>
          </draw:text-box>
        </draw:frame>
        <draw:frame draw:style-name="gr7" draw:text-style-name="P4" draw:layer="layout" svg:width="5.398cm" svg:height="0.471cm" svg:x="1.587cm" svg:y="12.546cm">
          <draw:text-box>
            <text:p><text:span text:style-name="T7">Aura Blast</text:span></text:p>
          </draw:text-box>
        </draw:frame>
        <draw:custom-shape draw:style-name="gr16" draw:text-style-name="P5" draw:layer="layout" svg:width="0.635cm" svg:height="0.317cm" svg:x="3.5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4.032cm">
          <draw:text-box>
            <text:p><text:span text:style-name="T7">Translate Speech</text:span></text:p>
          </draw:text-box>
        </draw:frame>
        <draw:custom-shape draw:style-name="gr16" draw:text-style-name="P5" draw:layer="layout" svg:width="0.635cm" svg:height="0.317cm" svg:x="4.4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35cm" svg:height="0.317cm" svg:x="5.4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3.514cm">
          <draw:text-box>
            <text:p><text:span text:style-name="T7">Telekinesis</text:span></text:p>
          </draw:text-box>
        </draw:frame>
        <draw:frame draw:style-name="gr7" draw:text-style-name="P4" draw:layer="layout" svg:width="5.398cm" svg:height="0.471cm" svg:x="1.587cm" svg:y="13.047cm">
          <draw:text-box>
            <text:p><text:span text:style-name="T7">Reversion</text:span></text:p>
          </draw:text-box>
        </draw:frame>
        <draw:frame draw:style-name="gr7" draw:text-style-name="P4" draw:layer="layout" svg:width="5.398cm" svg:height="0.471cm" svg:x="1.587cm" svg:y="14.515cm">
          <draw:text-box>
            <text:p><text:span text:style-name="T7">Randomness</text:span></text:p>
          </draw:text-box>
        </draw:frame>
        <draw:custom-shape draw:style-name="gr16" draw:text-style-name="P5" draw:layer="layout" svg:width="0.635cm" svg:height="0.317cm" svg:x="6.3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10T16:21:16.465109445</dc:date>
    <meta:editing-duration>PT1H8M14S</meta:editing-duration>
    <meta:editing-cycles>8</meta:editing-cycles>
    <meta:generator>LibreOffice/7.3.5.2$Linux_X86_64 LibreOffice_project/30$Build-2</meta:generator>
    <meta:document-statistic meta:object-count="76"/>
  </office:meta>
</office:document-meta>
</file>